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paragraph-properties fo:padding="0.049cm" fo:border="0.06pt solid #d9d9e3"/>
      <style:text-properties officeooo:paragraph-rsid="0011b263"/>
    </style:style>
    <style:style style:name="P3" style:family="paragraph" style:parent-style-name="Text_20_body">
      <style:paragraph-properties fo:padding="0.049cm" fo:border="0.06pt solid #d9d9e3"/>
      <style:text-properties officeooo:paragraph-rsid="0011b263"/>
    </style:style>
    <style:style style:name="P4" style:family="paragraph" style:parent-style-name="Text_20_body">
      <style:paragraph-properties fo:padding="0.049cm" fo:border="0.06pt solid #d9d9e3"/>
    </style:style>
    <style:style style:name="T1" style:family="text">
      <style:text-properties officeooo:rsid="0011b263"/>
    </style:style>
    <style:style style:name="T2" style:family="text">
      <style:text-properties officeooo:rsid="0016a5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completion of my master's thesis was made possible through the consistent support and guidance generously provided by my supervisor, Prof. Patrick Potts. His direct yet compassionate approach not only navigated me through the diverse challenges of my master’s thesis but also made the journey thoroughly gratifying, culminating in its successful completion. I express immense gratitude for his invaluable support.</text:p>
      <text:p text:style-name="P1">Special thanks are also due to Matteo Brunelli and Marcelo Janovitch, who not only supervised my master’s project but also provided invaluable assistance and guidance with technical intricacies throughout the entire process. </text:p>
      <text:p text:style-name="P1">Furthermore, I extend my gratitude to Marcelo Janovitch for engaging in <text:span text:style-name="T2">helped me many times to improve writting,</text:span> offering insightful references relevant to the topics covered in my thesis, and warmly welcoming further exploration and exchange of ideas. Their contributions were immensely appreciated and significantly enriched the depth of my research.</text:p>
      <text:p text:style-name="P1">I would like to express my sincere appreciation to all mentioned for their unwavering support, guidance, and scholarly camaraderie throughout this academic journey.</text:p>
      <text:p text:style-name="P2"/>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10:16:43.049850977</meta:creation-date>
    <dc:date>2024-01-11T16:25:33.428742862</dc:date>
    <meta:editing-duration>PT1H24M30S</meta:editing-duration>
    <meta:editing-cycles>4</meta:editing-cycles>
    <meta:generator>LibreOffice/7.5.9.2$Linux_X86_64 LibreOffice_project/50$Build-2</meta:generator>
    <meta:document-statistic meta:table-count="0" meta:image-count="0" meta:object-count="0" meta:page-count="1" meta:paragraph-count="4" meta:word-count="166" meta:character-count="1159" meta:non-whitespace-character-count="996"/>
  </office:meta>
</office:document-meta>
</file>